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7e07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0d7e07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ROS AMIGOS, A EXECUO DOS PONTOS DO PROGRAMA OFERECE UMA INTERESSANTE OPORTUNIDADE PARA VERIFICAO DAS CONDIES FINANCEIRAS E ADMINISTRATIVAS EXIGIDAS. O EMPENHO EM ANALISAR A PERCEPO DAS DIFICULDADES FAZ PARTE DE UM PROCESSO DE GERENCIAMENTO DAS DIVERSAS CORRENTES DE PENSAMENTO. POR CONSEGUINTE, A CONTNUA EXPANSO DE NOSSA ATIVIDADE AFETA POSITIVAMENTE A CORRETA PREVISO DAS POSTURAS DOS RGOS DIRIGENTES COM RELAO S SUAS ATRIBUIES. NO ENTANTO, NO PODEMOS ESQUECER QUE A HEGEMONIA DO AMBIENTE POLTICO CUMPRE UM PAPEL ESSENCIAL NA FORMULAO DAS DIRETRIZES DE DESENVOLVIMENTO PARA O FUTURO.</text:span></text:p>
      <text:p text:style-name="P1"><text:span text:style-name="T1">POR OUTRO LADO, A REVOLUO DOS COSTUMES POSSIBILITA UMA MELHOR VISO GLOBAL DAS FORMAS DE AÇO. PERCEBEMOS, CADA VEZ MAIS, QUE A CONSTANTE DIVULGAO DAS INFORMAES EXIGE A PRECISO E A DEFINIO DAS DIREES PREFERENCIAIS NO SENTIDO DO PROGRESSO. NUNCA <text:s/>DEMAIS LEMBRAR O PESO E O SIGNIFICADO DESTES PROBLEMAS, UMA VEZ QUE A ADOO DE POLTICAS DESCENTRALIZADORAS ASSUME IMPORTANTES POSIES NO ESTABELECIMENTO DOS NDICES PRETENDIDOS. A PRTICA COTIDIANA PROVA QUE A CONSOLIDAO DAS ESTRUTURAS OBSTACULIZA A APRECIAO DA IMPORTNCIA DAS CONDIES INEGAVELMENTE APROPRIADAS. PENSANDO MAIS A LONGO PRAZO, A CONSULTA AOS DIVERSOS MILITANTES NOS OBRIGA <text:s/>ANLISE DAS NOVAS PROPOS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Souto</meta:initial-creator>
    <meta:creation-date>2017-12-07T00:03:16.880804583</meta:creation-date>
    <dc:date>2017-12-07T00:10:30.971189030</dc:date>
    <dc:creator>Thiago Souto</dc:creator>
    <meta:editing-duration>PT7M14S</meta:editing-duration>
    <meta:editing-cycles>1</meta:editing-cycles>
    <meta:document-statistic meta:table-count="0" meta:image-count="0" meta:object-count="0" meta:page-count="1" meta:paragraph-count="2" meta:word-count="186" meta:character-count="1242" meta:non-whitespace-character-count="1056"/>
    <meta:generator>LibreOffice/4.4.3.2$Linux_X86_64 LibreOffice_project/40m0$Build-2</meta:generator>
  </office:meta>
</office:document-meta>
</file>